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5c295" draw:fill="none" draw:textarea-horizontal-align="justify" draw:textarea-vertical-align="middle" draw:auto-grow-height="false" fo:min-height="0.769cm" fo:min-width="0.84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opacity-name="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7cm" fo:min-width="0.669cm"/>
    </style:style>
    <style:style style:name="gr6" style:family="graphic" style:parent-style-name="standard">
      <style:graphic-properties svg:stroke-color="#21409a" draw:fill="none" draw:textarea-horizontal-align="justify" draw:textarea-vertical-align="middle" draw:auto-grow-height="false" fo:min-height="0.769cm" fo:min-width="0.847cm"/>
    </style:style>
    <style:style style:name="gr7" style:family="graphic" style:parent-style-name="standard">
      <style:graphic-properties draw:stroke="none" draw:fill="solid" draw:fill-color="#65c295" draw:opacity="10%" draw:opacity-name="" draw:textarea-horizontal-align="justify" draw:textarea-vertical-align="middle" draw:auto-grow-height="false" fo:min-height="3.613cm" fo:min-width="8.8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solid" draw:fill-color="#65c295" draw:opacity="10%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5.191cm" svg:y="4.683cm">
          <text:p text:style-name="P1"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a</text:span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9.265cm" svg:y="2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9.591cm" svg:y1="2.854cm" svg:x2="9.591cm" svg:y2="3.438cm">
          <text:p/>
        </draw:line>
        <draw:line draw:style-name="gr3" draw:text-style-name="P4" draw:layer="layout" svg:x1="9.591cm" svg:y1="2.854cm" svg:x2="9.156cm" svg:y2="3.146cm">
          <text:p/>
        </draw:line>
        <draw:line draw:style-name="gr3" draw:text-style-name="P4" draw:layer="layout" svg:x1="9.591cm" svg:y1="2.854cm" svg:x2="10.008cm" svg:y2="3.167cm">
          <text:p/>
        </draw:line>
        <draw:line draw:style-name="gr3" draw:text-style-name="P4" xml:id="id1" draw:id="id1" draw:layer="layout" svg:x1="9.609cm" svg:y1="3.438cm" svg:x2="9.174cm" svg:y2="3.73cm">
          <text:p/>
        </draw:line>
        <draw:line draw:style-name="gr3" draw:text-style-name="P4" xml:id="id3" draw:id="id3" draw:layer="layout" svg:x1="9.609cm" svg:y1="3.438cm" svg:x2="10.026cm" svg:y2="3.751cm">
          <text:p/>
        </draw:line>
        <draw:custom-shape draw:style-name="gr1" draw:text-style-name="P2" xml:id="id4" draw:id="id4" draw:layer="layout" svg:width="1.905cm" svg:height="1.439cm" svg:x="9.128cm" svg:y="4.768cm">
          <text:p text:style-name="P1"><text:span text:style-name="T1">Sto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1.905cm" svg:height="1.439cm" svg:x="11.922cm" svg:y="4.81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174cm" svg:y1="3.584cm" svg:x2="6.144cm" svg:y2="4.683cm" draw:start-shape="id1" draw:start-glue-point="3" draw:end-shape="id2" draw:end-glue-point="4" svg:d="M9174 3584l-3030 1099" svg:viewBox="0 0 3031 1100">
          <text:p/>
        </draw:connector>
        <draw:connector draw:style-name="gr4" draw:text-style-name="P4" draw:layer="layout" draw:type="line" svg:x1="9.817cm" svg:y1="3.751cm" svg:x2="10.081cm" svg:y2="4.768cm" draw:start-shape="id3" draw:start-glue-point="2" draw:end-shape="id4" draw:end-glue-point="4" svg:d="M9817 3751l264 1017" svg:viewBox="0 0 265 1018">
          <text:p/>
        </draw:connector>
        <draw:connector draw:style-name="gr4" draw:text-style-name="P4" draw:layer="layout" draw:type="line" svg:x1="10.026cm" svg:y1="3.594cm" svg:x2="12.875cm" svg:y2="4.81cm" draw:start-shape="id3" draw:start-glue-point="1" draw:end-shape="id5" draw:end-glue-point="4" svg:d="M10026 3594l2849 1216" svg:viewBox="0 0 2850 1217">
          <text:p/>
        </draw:connector>
        <draw:custom-shape draw:style-name="gr5" draw:text-style-name="P6" xml:id="id6" draw:id="id6" draw:layer="layout" svg:width="1.651cm" svg:height="1.016cm" svg:x="3.032cm" svg:y="4.048cm">
          <text:p text:style-name="P5"><text:span text:style-name="T2">p</text:span><text:span text:style-name="T2">r</text:span><text:span text:style-name="T2">e</text:span><text:span text:style-name="T2">f</text:span><text:span text:style-name="T2">: </text:span><text:span text:style-name="T2">.</text:span><text:span text:style-name="T2">8</text:span><text:span text:style-name="T2">5</text:span></text:p>
          <text:p text:style-name="P5"><text:span text:style-name="T2">c</text:span><text:span text:style-name="T2">o</text:span><text:span text:style-name="T2">n</text:span><text:span text:style-name="T2">f</text:span><text:span text:style-name="T2">: 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4" draw:layer="layout" draw:type="line" svg:x1="4.683cm" svg:y1="4.556cm" svg:x2="4.683cm" svg:y2="4.556cm" draw:start-shape="id6" draw:start-glue-point="10" draw:end-shape="id6" draw:end-glue-point="10" svg:d="M4683 4556z" svg:viewBox="0 0 1 1">
          <text:p/>
        </draw:connector>
        <draw:connector draw:style-name="gr3" draw:text-style-name="P4" draw:layer="layout" draw:type="line" svg:x1="5.191cm" svg:y1="5.403cm" svg:x2="4.442cm" svg:y2="4.916cm" draw:start-shape="id2" draw:start-glue-point="6" draw:end-shape="id6" draw:end-glue-point="9" svg:d="M5191 5403l-749-487" svg:viewBox="0 0 750 488">
          <text:p/>
        </draw:connector>
        <draw:custom-shape draw:style-name="gr5" draw:text-style-name="P6" xml:id="id7" draw:id="id7" draw:layer="layout" svg:width="1.651cm" svg:height="1.016cm" svg:x="6.969cm" svg:y="5.572cm">
          <text:p text:style-name="P5"><text:span text:style-name="T2">pref: .5</text:span></text:p>
          <text:p text:style-name="P5"><text:span text:style-name="T2">conf: 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4" draw:layer="layout" draw:type="line" svg:x1="8.62cm" svg:y1="6.08cm" svg:x2="8.62cm" svg:y2="6.08cm" draw:start-shape="id7" draw:start-glue-point="10" draw:end-shape="id7" draw:end-glue-point="10" svg:d="M8620 6080z" svg:viewBox="0 0 1 1">
          <text:p/>
        </draw:connector>
        <draw:connector draw:style-name="gr3" draw:text-style-name="P4" draw:layer="layout" draw:type="line" svg:x1="9.128cm" svg:y1="5.488cm" svg:x2="8.379cm" svg:y2="5.72cm" draw:start-shape="id4" draw:start-glue-point="6" draw:end-shape="id7" draw:end-glue-point="11" svg:d="M9128 5488l-749 232" svg:viewBox="0 0 750 233">
          <text:p/>
        </draw:connector>
        <draw:custom-shape draw:style-name="gr5" draw:text-style-name="P6" xml:id="id8" draw:id="id8" draw:layer="layout" svg:width="1.651cm" svg:height="1.016cm" svg:x="13.192cm" svg:y="3.286cm">
          <text:p text:style-name="P5"><text:span text:style-name="T2">pref: .7</text:span></text:p>
          <text:p text:style-name="P5"><text:span text:style-name="T2">conf: 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4" draw:layer="layout" draw:type="line" svg:x1="14.018cm" svg:y1="4.302cm" svg:x2="13.548cm" svg:y2="5.02cm" draw:start-shape="id8" draw:start-glue-point="8" draw:end-shape="id5" draw:end-glue-point="11" svg:d="M14018 4302l-470 718" svg:viewBox="0 0 471 719">
          <text:p/>
        </draw:connector>
        <draw:custom-shape draw:style-name="gr6" draw:text-style-name="P8" xml:id="id10" draw:id="id10" draw:layer="layout" svg:width="1.905cm" svg:height="1.439cm" svg:x="2.397cm" svg:y="8.197cm">
          <text:p text:style-name="P7"><text:span text:style-name="T3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905cm" svg:height="1.439cm" svg:x="5.826cm" svg:y="8.366cm">
          <text:p text:style-name="P9"><text:span text:style-name="T4">Art</text:span><text:span text:style-name="T5"> </text:span><text:span text:style-name="T4">Gall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2" draw:id="id12" draw:layer="layout" svg:width="1.905cm" svg:height="1.439cm" svg:x="9.001cm" svg:y="8.493cm">
          <text:p text:style-name="P11"><text:span text:style-name="T4">Souve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4" draw:id="id14" draw:layer="layout" svg:width="1.905cm" svg:height="1.439cm" svg:x="15.097cm" svg:y="8.493cm">
          <text:p text:style-name="P7"><text:span text:style-name="T3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905cm" svg:height="1.439cm" svg:x="5.191cm" svg:y="4.683cm">
          <text:p text:style-name="P1"><text:span text:style-name="T1">Cultu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3" draw:id="id13" draw:layer="layout" svg:width="1.905cm" svg:height="1.439cm" svg:x="11.541cm" svg:y="8.62cm">
          <text:p text:style-name="P7"><text:span text:style-name="T3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47cm" svg:y1="5.912cm" svg:x2="3.35cm" svg:y2="8.197cm" draw:start-shape="id9" draw:start-glue-point="7" draw:end-shape="id10" draw:end-glue-point="4" svg:d="M5470 5912l-2120 2285" svg:viewBox="0 0 2121 2286">
          <text:p/>
        </draw:connector>
        <draw:connector draw:style-name="gr4" draw:text-style-name="P4" draw:layer="layout" draw:type="line" svg:x1="6.144cm" svg:y1="6.122cm" svg:x2="6.779cm" svg:y2="8.366cm" draw:start-shape="id9" draw:start-glue-point="8" draw:end-shape="id11" draw:end-glue-point="4" svg:d="M6144 6122l635 2244" svg:viewBox="0 0 636 2245">
          <text:p/>
        </draw:connector>
        <draw:connector draw:style-name="gr4" draw:text-style-name="P4" draw:layer="layout" draw:type="line" svg:x1="10.081cm" svg:y1="6.207cm" svg:x2="9.954cm" svg:y2="8.493cm" draw:start-shape="id4" draw:start-glue-point="8" draw:end-shape="id12" draw:end-glue-point="4" svg:d="M10081 6207l-127 2286" svg:viewBox="0 0 128 2287">
          <text:p/>
        </draw:connector>
        <draw:connector draw:style-name="gr4" draw:text-style-name="P4" draw:layer="layout" draw:type="line" svg:x1="12.875cm" svg:y1="6.249cm" svg:x2="12.494cm" svg:y2="8.62cm" draw:start-shape="id5" draw:start-glue-point="8" draw:end-shape="id13" draw:end-glue-point="4" svg:d="M12875 6249l-381 2371" svg:viewBox="0 0 382 2372">
          <text:p/>
        </draw:connector>
        <draw:connector draw:style-name="gr4" draw:text-style-name="P4" draw:layer="layout" draw:type="line" svg:x1="13.548cm" svg:y1="6.039cm" svg:x2="16.05cm" svg:y2="8.493cm" draw:start-shape="id5" draw:start-glue-point="9" draw:end-shape="id14" draw:end-glue-point="4" svg:d="M13548 6039l2502 2454" svg:viewBox="0 0 2503 2455">
          <text:p/>
        </draw:connector>
        <draw:custom-shape draw:style-name="gr5" draw:text-style-name="P6" xml:id="id15" draw:id="id15" draw:layer="layout" svg:width="1.651cm" svg:height="1.016cm" svg:x="1.127cm" svg:y="6.588cm">
          <text:p text:style-name="P5"><text:span text:style-name="T2">pref: 0</text:span></text:p>
          <text:p text:style-name="P5"><text:span text:style-name="T2">conf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6" xml:id="id19" draw:id="id19" draw:layer="layout" svg:width="1.651cm" svg:height="1.016cm" svg:x="13.827cm" svg:y="10.271cm">
          <text:p text:style-name="P5"><text:span text:style-name="T2">pref: 0</text:span></text:p>
          <text:p text:style-name="P5"><text:span text:style-name="T2">conf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6" xml:id="id18" draw:id="id18" draw:layer="layout" svg:width="1.651cm" svg:height="1.016cm" svg:x="10.525cm" svg:y="10.398cm">
          <text:p text:style-name="P5"><text:span text:style-name="T2">pref: 0</text:span></text:p>
          <text:p text:style-name="P5"><text:span text:style-name="T2">conf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6" xml:id="id17" draw:id="id17" draw:layer="layout" svg:width="1.651cm" svg:height="1.016cm" svg:x="6.715cm" svg:y="10.144cm">
          <text:p text:style-name="P5"><text:span text:style-name="T2">pref: 0</text:span></text:p>
          <text:p text:style-name="P5"><text:span text:style-name="T2">conf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6" xml:id="id16" draw:id="id16" draw:layer="layout" svg:width="1.651cm" svg:height="1.016cm" svg:x="3.032cm" svg:y="10.144cm">
          <text:p text:style-name="P5"><text:span text:style-name="T2">pref: 0</text:span></text:p>
          <text:p text:style-name="P5"><text:span text:style-name="T2">conf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4" draw:layer="layout" draw:type="line" svg:x1="2.537cm" svg:y1="7.456cm" svg:x2="2.676cm" svg:y2="8.407cm" draw:start-shape="id15" draw:start-glue-point="9" draw:end-shape="id10" draw:end-glue-point="5" svg:d="M2537 7456l139 951" svg:viewBox="0 0 140 952">
          <text:p/>
        </draw:connector>
        <draw:connector draw:style-name="gr3" draw:text-style-name="P4" draw:layer="layout" draw:type="line" svg:x1="6.105cm" svg:y1="9.595cm" svg:x2="4.442cm" svg:y2="10.292cm" draw:start-shape="id11" draw:start-glue-point="7" draw:end-shape="id16" draw:end-glue-point="11" svg:d="M6105 9595l-1663 697" svg:viewBox="0 0 1664 698">
          <text:p/>
        </draw:connector>
        <draw:connector draw:style-name="gr3" draw:text-style-name="P4" draw:layer="layout" draw:type="line" svg:x1="9.28cm" svg:y1="9.722cm" svg:x2="8.125cm" svg:y2="10.292cm" draw:start-shape="id12" draw:start-glue-point="7" draw:end-shape="id17" draw:end-glue-point="11" svg:d="M9280 9722l-1155 570" svg:viewBox="0 0 1156 571">
          <text:p/>
        </draw:connector>
        <draw:connector draw:style-name="gr3" draw:text-style-name="P4" draw:layer="layout" draw:type="line" svg:x1="11.82cm" svg:y1="9.849cm" svg:x2="11.351cm" svg:y2="10.398cm" draw:start-shape="id13" draw:start-glue-point="7" draw:end-shape="id18" draw:end-glue-point="4" svg:d="M11820 9849l-469 549" svg:viewBox="0 0 470 550">
          <text:p/>
        </draw:connector>
        <draw:connector draw:style-name="gr3" draw:text-style-name="P4" draw:layer="layout" draw:type="line" svg:x1="15.376cm" svg:y1="9.722cm" svg:x2="14.653cm" svg:y2="10.271cm" draw:start-shape="id14" draw:start-glue-point="7" draw:end-shape="id19" draw:end-glue-point="4" svg:d="M15376 9722l-723 549" svg:viewBox="0 0 724 550">
          <text:p/>
        </draw:connector>
        <draw:connector draw:style-name="gr4" draw:text-style-name="P4" draw:layer="layout" draw:type="line" svg:x1="9.407cm" svg:y1="5.997cm" svg:x2="7.452cm" svg:y2="8.576cm" draw:start-shape="id4" draw:start-glue-point="7" draw:end-shape="id11" draw:end-glue-point="11" svg:d="M9407 5997l-1955 2579" svg:viewBox="0 0 1956 2580">
          <text:p/>
        </draw:connector>
        <draw:custom-shape draw:style-name="gr7" draw:text-style-name="P13" draw:layer="layout" svg:width="13.208cm" svg:height="5.461cm" svg:x="2.65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08:27:20.465298451</meta:creation-date>
    <dc:date>2020-06-10T16:34:20.089919996</dc:date>
    <meta:editing-duration>PT7M37S</meta:editing-duration>
    <meta:editing-cycles>4</meta:editing-cycles>
    <meta:generator>LibreOffice/6.0.7.3$Linux_X86_64 LibreOffice_project/00m0$Build-3</meta:generator>
    <meta:document-statistic meta:object-count="43"/>
  </office:meta>
</office:document-meta>
</file>